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f38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f3852" style:font-weight-asian="normal" style:font-weight-complex="normal"/>
    </style:style>
    <style:style style:name="P5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weight="normal" style:font-weight-asian="normal" style:font-weight-complex="normal"/>
    </style:style>
    <style:style style:name="P6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7" style:family="paragraph" style:parent-style-name="Standard">
      <loext:graphic-properties draw:fill="solid" draw:fill-color="#f0f0f0" draw:opacity="100%"/>
      <style:paragraph-properties ch2_options="{'Style': 'friendly', 'Language': 'CBM BASIC V2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style:use-window-font-color="true" fo:font-size="12pt" fo:language="zxx" fo:country="none" fo:font-style="normal" style:text-underline-style="none" fo:font-weight="normal" fo:background-color="transparent" style:font-weight-asian="normal" style:font-weight-complex="normal"/>
    </style:style>
    <style:style style:name="P8" style:family="paragraph" style:parent-style-name="Standard">
      <style:text-properties fo:color="#000000" fo:font-style="normal" style:text-underline-style="none" fo:font-weight="normal" officeooo:paragraph-rsid="001f3852" style:font-weight-asian="normal" style:font-weight-complex="normal"/>
    </style:style>
    <style:style style:name="P9" style:family="paragraph" style:parent-style-name="Standard">
      <loext:graphic-properties draw:fill="solid" draw:fill-color="#f0f0f0" draw:opacity="100%"/>
      <style:paragraph-properties ch2_options="{'Style': 'friendly', 'Language': 'scdoc', 'UseCharStyles': 0, 'LineNumberRatio': 100, 'LineNumberStart': 5, 'MasterCharStyle': '', 'ShowLineNumbers': 0, 'ColourizeBackground': 1, 'LineNumberSeparator': '  ', 'LineNumberPaddingSymbol': '', 'StoreOptionsWithSnippet': 1}" fo:background-color="#f0f0f0"/>
      <style:text-properties fo:font-variant="normal" fo:text-transform="none" fo:color="#000000" style:font-name="Liberation Serif" fo:font-size="12pt" fo:letter-spacing="normal" fo:language="zxx" fo:country="none" fo:font-style="normal" style:text-underline-style="none" fo:font-weight="normal" officeooo:paragraph-rsid="001f3852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paragraph-rsid="001f3852" style:font-weight-asian="normal" style:font-weight-complex="normal"/>
    </style:style>
    <style:style style:name="T1" style:family="text">
      <style:text-properties officeooo:rsid="001ce757"/>
    </style:style>
    <style:style style:name="T2" style:family="text">
      <style:text-properties fo:color="#000000"/>
    </style:style>
    <style:style style:name="T3" style:family="text">
      <style:text-properties fo:color="#000000" fo:font-size="12pt" fo:language="zxx" fo:country="none" fo:font-style="normal" style:text-underline-style="none" officeooo:rsid="001de0ae" fo:background-color="transparent" loext:char-shading-value="0"/>
    </style:style>
    <style:style style:name="T4" style:family="text">
      <style:text-properties fo:color="#bbbbbb"/>
    </style:style>
    <style:style style:name="T5" style:family="text">
      <style:text-properties fo:color="#bbbbbb" fo:font-size="12pt" fo:language="zxx" fo:country="none" fo:font-style="normal" style:text-underline-style="none" officeooo:rsid="001de0ae" fo:background-color="transparent" loext:char-shading-value="0"/>
    </style:style>
    <style:style style:name="T6" style:family="text">
      <style:text-properties fo:color="#666666"/>
    </style:style>
    <style:style style:name="T7" style:family="text">
      <style:text-properties fo:color="#666666" fo:font-size="12pt" fo:language="zxx" fo:country="none" fo:font-style="normal" style:text-underline-style="none" officeooo:rsid="001de0ae" fo:background-color="transparent" loext:char-shading-value="0"/>
    </style:style>
    <style:style style:name="T8" style:family="text">
      <style:text-properties fo:color="#40a070"/>
    </style:style>
    <style:style style:name="T9" style:family="text">
      <style:text-properties fo:color="#40a070" fo:font-size="12pt" fo:language="zxx" fo:country="none" fo:font-style="normal" style:text-underline-style="none" officeooo:rsid="001de0ae" fo:background-color="transparent" loext:char-shading-value="0"/>
    </style:style>
    <style:style style:name="T10" style:family="text">
      <style:text-properties fo:color="#007020" fo:font-size="12pt" fo:language="zxx" fo:country="none" fo:font-style="normal" style:text-underline-style="none" fo:font-weight="bold" officeooo:rsid="001de0ae" fo:background-color="transparent" loext:char-shading-value="0"/>
    </style:style>
    <style:style style:name="T11" style:family="text">
      <style:text-properties fo:color="#007020" fo:font-weight="bold"/>
    </style:style>
    <style:style style:name="T12" style:family="text">
      <style:text-properties officeooo:rsid="0023dc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DFS <text:span text:style-name="T1">&amp; Mapreduce </text:span></text:p>
      <text:p text:style-name="P3"/>
      <text:p text:style-name="P3">Các câu lệnh được sử dụng khi dùng Putty truy cập vào hadoop cluster thông qua SSH : </text:p>
      <text:p text:style-name="P3"/>
      <text:p text:style-name="P7"><text:span text:style-name="T2">hadoop</text:span><text:span text:style-name="T4"> </text:span><text:span text:style-name="T2">fs</text:span><text:span text:style-name="T4"> </text:span><text:span text:style-name="T6">-</text:span><text:span text:style-name="T2">ls</text:span></text:p>
      <text:p text:style-name="P7"><text:span text:style-name="T2">hadoop</text:span><text:span text:style-name="T4"> </text:span><text:span text:style-name="T2">fs</text:span><text:span text:style-name="T4"> </text:span><text:span text:style-name="T6">-</text:span><text:span text:style-name="T2">mkdir</text:span><text:span text:style-name="T4"> </text:span><text:span text:style-name="T2">ml</text:span><text:span text:style-name="T6">-</text:span><text:span text:style-name="T8">100</text:span><text:span text:style-name="T2">k</text:span></text:p>
      <text:p text:style-name="P5"><text:span text:style-name="T3">wget</text:span><text:span text:style-name="T5"> </text:span><text:span text:style-name="T3">http:</text:span><text:span text:style-name="T7">//</text:span><text:span text:style-name="T3">media</text:span><text:span text:style-name="T9">.</text:span><text:span text:style-name="T3">sundog</text:span><text:span text:style-name="T7">-</text:span><text:span text:style-name="T3">soft</text:span><text:span text:style-name="T9">.</text:span><text:span text:style-name="T3">com</text:span><text:span text:style-name="T7">/</text:span><text:span text:style-name="T3">hadoop</text:span><text:span text:style-name="T7">/</text:span><text:span text:style-name="T3">ml</text:span><text:span text:style-name="T7">-</text:span><text:span text:style-name="T9">100</text:span><text:span text:style-name="T3">k</text:span><text:span text:style-name="T7">/</text:span><text:span text:style-name="T3">u</text:span><text:span text:style-name="T9">.</text:span><text:span text:style-name="T10">data</text:span></text:p>
      <text:p text:style-name="P6"><text:span text:style-name="T2">hadoop</text:span><text:span text:style-name="T4"> </text:span><text:span text:style-name="T2">fs</text:span><text:span text:style-name="T4"> </text:span><text:span text:style-name="T6">-</text:span><text:span text:style-name="T2">coppyFromLocal</text:span><text:span text:style-name="T4"> </text:span><text:span text:style-name="T2">u</text:span><text:span text:style-name="T8">.</text:span><text:span text:style-name="T11">data</text:span><text:span text:style-name="T4"> </text:span><text:span text:style-name="T2">ml</text:span><text:span text:style-name="T6">-</text:span><text:span text:style-name="T8">100</text:span><text:span text:style-name="T2">k</text:span><text:span text:style-name="T6">/</text:span><text:span text:style-name="T2">u</text:span><text:span text:style-name="T8">.</text:span><text:span text:style-name="T11">data</text:span></text:p>
      <text:p text:style-name="P8"/>
      <text:p text:style-name="P2">Mapreduce fundamental </text:p>
      <text:p text:style-name="P4"/>
      <text:p text:style-name="P4">Đê có thể chạy các tác vụ dùng map reduce với python ta có thể sử dụng mrjob. Cách tải mrjob trên HDP <text:span text:style-name="T12">2.6.5 như sau : </text:span></text:p>
      <text:p text:style-name="P4"/>
      <text:p text:style-name="P9">yum-config-manager --save --setopt=HDP-SOLR-2.6-100.skip_if_unavailable=true</text:p>
      <text:p text:style-name="P4"><text:s/></text:p>
      <text:p text:style-name="P4">Câu lệnh yum-config-manager được sử dụng trong hệ thống quản lý gói YUM của Linux để quản lý cấu hình của các kho (repository). Trong trường hợp câu lệnh trên, nó có ý nghĩa như sau:</text:p>
      <text:p text:style-name="P4"/>
      <text:p text:style-name="P4">--save: Lưu các thay đổi cấu hình vào file cấu hình YUM.</text:p>
      <text:p text:style-name="P4">--setopt=HDP-SOLR-2.6-100.skip_if_unavailable=true: Đặt một tùy chọn cụ thể cho kho (repository) có tên là HDP-SOLR-2.6-100, trong trường hợp này là skip_if_unavailable=true.</text:p>
      <text:p text:style-name="P4"/>
      <text:p text:style-name="P4">Xin chào mọi người. 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2T16:15:09.465602953</meta:creation-date>
    <meta:generator>LibreOffice/6.4.7.2$Linux_X86_64 LibreOffice_project/40$Build-2</meta:generator>
    <dc:date>2023-12-06T00:39:33.073502886</dc:date>
    <meta:editing-duration>PT2H40M53S</meta:editing-duration>
    <meta:editing-cycles>4</meta:editing-cycles>
    <meta:document-statistic meta:table-count="0" meta:image-count="0" meta:object-count="0" meta:page-count="1" meta:paragraph-count="14" meta:word-count="143" meta:character-count="890" meta:non-whitespace-character-count="758"/>
  </office:meta>
</office:document-meta>
</file>